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automatic-styles>
    <style:style style:name="P1" style:family="paragraph" style:parent-style-name="Standard">
      <style:text-properties fo:language="en" fo:country="US"/>
    </style:style>
    <style:style style:name="P2" style:parent-style-name="Standard" style:family="paragraph">
      <style:text-properties style:font-name="Liberation Sans" style:font-name-complex="Liberation Sans" fo:font-size="20pt" style:font-size-asian="14pt" style:font-size-complex="14pt" fo:language="en" fo:country="US"/>
    </style:style>
  </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ello, world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MicrosoftOffice/15.0 MicrosoftWord</meta:generator>
    <title/>
    <description/>
    <subject/>
    <initial-creator>go-odt</initial-creator>
    <creator>go-odt</creator>
    <meta:creation-date>2025-03-29T16:49:35Z</meta:creation-date>
    <dc:date>2025-03-29T16:49:35Z</dc:date>
    <template xlink:href="Normal.dotm" xlink:type="simple"/>
    <editing-cycles>
			1
		</editing-cycles>
    <editing-duration>
			PT60S
		</editing-duration>
  </office:meta>
</office:document-meta>
</file>

<file path=META_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